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98f0" officeooo:paragraph-rsid="001098f0"/>
    </style:style>
    <style:style style:name="T1" style:family="text">
      <style:text-properties officeooo:rsid="00115399"/>
    </style:style>
    <style:style style:name="T2" style:family="text">
      <style:text-properties officeooo:rsid="001237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ide <text:span text:style-name="T2">a DOCX </text:span>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Montoya</meta:initial-creator>
    <meta:creation-date>2017-03-15T17:59:22.396460584</meta:creation-date>
    <dc:date>2017-03-16T12:06:25.972177754</dc:date>
    <dc:creator>manuel Montoya</dc:creator>
    <meta:editing-duration>PT1M1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" meta:word-count="4" meta:character-count="18" meta:non-whitespace-character-count="15"/>
  </office:meta>
</office:document-meta>
</file>